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nter Mills</meta:initial-creator>
    <dc:creator>Hunter Mills</dc:creator>
    <meta:editing-cycles>1</meta:editing-cycles>
    <meta:creation-date>2015-03-30T20:04:00</meta:creation-date>
    <dc:date>2015-03-30T20:05:00</dc:date>
    <meta:editing-duration>PT1S</meta:editing-duration>
    <meta:generator>LibreOffice/4.2.0.4$MacOSX_x86 LibreOffice_project/05dceb5d363845f2cf968344d7adab8dcfb2ba71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